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2.64mm" svg:height="117.93mm" svg:x="276.15mm" svg:y="37.19mm">
            <draw:object draw:notify-on-update-of-ranges="Sheet1.C1:Sheet1.C1 Sheet1.C2:Sheet1.C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9.36mm" svg:height="123.38mm" svg:x="256.21mm" svg:y="121.05mm">
            <draw:object draw:notify-on-update-of-ranges="Sheet1.E37:Sheet1.E68 Sheet1.G37:Sheet1.G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18.6mm" svg:height="123.05mm" svg:x="289.78mm" svg:y="237.22mm">
            <draw:object draw:notify-on-update-of-ranges="Sheet1.A37:Sheet1.A68 Sheet1.B37:Sheet1.B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05.95mm" svg:height="105.72mm" svg:x="238.15mm" svg:y="209.83mm">
            <draw:object draw:notify-on-update-of-ranges="Sheet1.E37:Sheet1.E68 Sheet1.H37:Sheet1.H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ache mis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javaperf_1.out:</text:p>
          </table:table-cell>
          <table:table-cell office:value-type="float" office:value="1" calcext:value-type="float">
            <text:p>1</text:p>
          </table:table-cell>
          <table:table-cell office:value-type="float" office:value="69345732" calcext:value-type="float">
            <text:p>69345732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178" calcext:value-type="float">
            <text:p>3,17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.out:</text:p>
          </table:table-cell>
          <table:table-cell office:value-type="float" office:value="2" calcext:value-type="float">
            <text:p>2</text:p>
          </table:table-cell>
          <table:table-cell office:value-type="float" office:value="61557435" calcext:value-type="float">
            <text:p>61557435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27" calcext:value-type="float">
            <text:p>2,82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.out:</text:p>
          </table:table-cell>
          <table:table-cell office:value-type="float" office:value="3" calcext:value-type="float">
            <text:p>3</text:p>
          </table:table-cell>
          <table:table-cell office:value-type="float" office:value="114342928" calcext:value-type="float">
            <text:p>114342928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4.628" calcext:value-type="float">
            <text:p>4,62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4.out:</text:p>
          </table:table-cell>
          <table:table-cell office:value-type="float" office:value="4" calcext:value-type="float">
            <text:p>4</text:p>
          </table:table-cell>
          <table:table-cell office:value-type="float" office:value="63223541" calcext:value-type="float">
            <text:p>6322354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167" calcext:value-type="float">
            <text:p>3,16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5.out:</text:p>
          </table:table-cell>
          <table:table-cell office:value-type="float" office:value="5" calcext:value-type="float">
            <text:p>5</text:p>
          </table:table-cell>
          <table:table-cell office:value-type="float" office:value="61299691" calcext:value-type="float">
            <text:p>6129969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008" calcext:value-type="float">
            <text:p>3,00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6.out:</text:p>
          </table:table-cell>
          <table:table-cell office:value-type="float" office:value="6" calcext:value-type="float">
            <text:p>6</text:p>
          </table:table-cell>
          <table:table-cell office:value-type="float" office:value="67683492" calcext:value-type="float">
            <text:p>67683492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246" calcext:value-type="float">
            <text:p>3,2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7.out:</text:p>
          </table:table-cell>
          <table:table-cell office:value-type="float" office:value="7" calcext:value-type="float">
            <text:p>7</text:p>
          </table:table-cell>
          <table:table-cell office:value-type="float" office:value="70791539" calcext:value-type="float">
            <text:p>70791539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187" calcext:value-type="float">
            <text:p>3,18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8.out:</text:p>
          </table:table-cell>
          <table:table-cell office:value-type="float" office:value="8" calcext:value-type="float">
            <text:p>8</text:p>
          </table:table-cell>
          <table:table-cell office:value-type="float" office:value="74134869" calcext:value-type="float">
            <text:p>74134869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479" calcext:value-type="float">
            <text:p>3,47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9.out:</text:p>
          </table:table-cell>
          <table:table-cell office:value-type="float" office:value="9" calcext:value-type="float">
            <text:p>9</text:p>
          </table:table-cell>
          <table:table-cell office:value-type="float" office:value="71171198" calcext:value-type="float">
            <text:p>71171198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333" calcext:value-type="float">
            <text:p>3,33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0.out:</text:p>
          </table:table-cell>
          <table:table-cell office:value-type="float" office:value="10" calcext:value-type="float">
            <text:p>10</text:p>
          </table:table-cell>
          <table:table-cell office:value-type="float" office:value="83688240" calcext:value-type="float">
            <text:p>8368824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589" calcext:value-type="float">
            <text:p>3,58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1.out:</text:p>
          </table:table-cell>
          <table:table-cell office:value-type="float" office:value="11" calcext:value-type="float">
            <text:p>11</text:p>
          </table:table-cell>
          <table:table-cell office:value-type="float" office:value="72016111" calcext:value-type="float">
            <text:p>7201611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239" calcext:value-type="float">
            <text:p>3,23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2.out:</text:p>
          </table:table-cell>
          <table:table-cell office:value-type="float" office:value="12" calcext:value-type="float">
            <text:p>12</text:p>
          </table:table-cell>
          <table:table-cell office:value-type="float" office:value="91985136" calcext:value-type="float">
            <text:p>9198513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786" calcext:value-type="float">
            <text:p>3,78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3.out:</text:p>
          </table:table-cell>
          <table:table-cell office:value-type="float" office:value="13" calcext:value-type="float">
            <text:p>13</text:p>
          </table:table-cell>
          <table:table-cell office:value-type="float" office:value="75810100" calcext:value-type="float">
            <text:p>7581010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37" calcext:value-type="float">
            <text:p>3,3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4.out:</text:p>
          </table:table-cell>
          <table:table-cell office:value-type="float" office:value="14" calcext:value-type="float">
            <text:p>14</text:p>
          </table:table-cell>
          <table:table-cell office:value-type="float" office:value="80363670" calcext:value-type="float">
            <text:p>8036367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546" calcext:value-type="float">
            <text:p>3,5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5.out:</text:p>
          </table:table-cell>
          <table:table-cell office:value-type="float" office:value="15" calcext:value-type="float">
            <text:p>15</text:p>
          </table:table-cell>
          <table:table-cell office:value-type="float" office:value="62158676" calcext:value-type="float">
            <text:p>6215867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16" calcext:value-type="float">
            <text:p>2,81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6.out:</text:p>
          </table:table-cell>
          <table:table-cell office:value-type="float" office:value="16" calcext:value-type="float">
            <text:p>16</text:p>
          </table:table-cell>
          <table:table-cell office:value-type="float" office:value="60898285" calcext:value-type="float">
            <text:p>60898285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648" calcext:value-type="float">
            <text:p>2,64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7.out:</text:p>
          </table:table-cell>
          <table:table-cell office:value-type="float" office:value="17" calcext:value-type="float">
            <text:p>17</text:p>
          </table:table-cell>
          <table:table-cell office:value-type="float" office:value="64479361" calcext:value-type="float">
            <text:p>6447936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8.out:</text:p>
          </table:table-cell>
          <table:table-cell office:value-type="float" office:value="18" calcext:value-type="float">
            <text:p>18</text:p>
          </table:table-cell>
          <table:table-cell office:value-type="float" office:value="62202556" calcext:value-type="float">
            <text:p>6220255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745" calcext:value-type="float">
            <text:p>2,74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19.out:</text:p>
          </table:table-cell>
          <table:table-cell office:value-type="float" office:value="19" calcext:value-type="float">
            <text:p>19</text:p>
          </table:table-cell>
          <table:table-cell office:value-type="float" office:value="61054157" calcext:value-type="float">
            <text:p>61054157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961" calcext:value-type="float">
            <text:p>3,96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0.out:</text:p>
          </table:table-cell>
          <table:table-cell office:value-type="float" office:value="20" calcext:value-type="float">
            <text:p>20</text:p>
          </table:table-cell>
          <table:table-cell office:value-type="float" office:value="65209546" calcext:value-type="float">
            <text:p>6520954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48" calcext:value-type="float">
            <text:p>2,84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1.out:</text:p>
          </table:table-cell>
          <table:table-cell office:value-type="float" office:value="21" calcext:value-type="float">
            <text:p>21</text:p>
          </table:table-cell>
          <table:table-cell office:value-type="float" office:value="66795035" calcext:value-type="float">
            <text:p>66795035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68" calcext:value-type="float">
            <text:p>2,86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2.out:</text:p>
          </table:table-cell>
          <table:table-cell office:value-type="float" office:value="22" calcext:value-type="float">
            <text:p>22</text:p>
          </table:table-cell>
          <table:table-cell office:value-type="float" office:value="66964506" calcext:value-type="float">
            <text:p>6696450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75" calcext:value-type="float">
            <text:p>2,87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3.out:</text:p>
          </table:table-cell>
          <table:table-cell office:value-type="float" office:value="23" calcext:value-type="float">
            <text:p>23</text:p>
          </table:table-cell>
          <table:table-cell office:value-type="float" office:value="66590101" calcext:value-type="float">
            <text:p>6659010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35" calcext:value-type="float">
            <text:p>2,83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4.out:</text:p>
          </table:table-cell>
          <table:table-cell office:value-type="float" office:value="24" calcext:value-type="float">
            <text:p>24</text:p>
          </table:table-cell>
          <table:table-cell office:value-type="float" office:value="67513007" calcext:value-type="float">
            <text:p>67513007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2.873" calcext:value-type="float">
            <text:p>2,87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5.out:</text:p>
          </table:table-cell>
          <table:table-cell office:value-type="float" office:value="25" calcext:value-type="float">
            <text:p>25</text:p>
          </table:table-cell>
          <table:table-cell office:value-type="float" office:value="227098860" calcext:value-type="float">
            <text:p>22709886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8.487" calcext:value-type="float">
            <text:p>8,48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6.out:</text:p>
          </table:table-cell>
          <table:table-cell office:value-type="float" office:value="26" calcext:value-type="float">
            <text:p>26</text:p>
          </table:table-cell>
          <table:table-cell office:value-type="float" office:value="157471673" calcext:value-type="float">
            <text:p>157471673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6.329" calcext:value-type="float">
            <text:p>6,32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7.out:</text:p>
          </table:table-cell>
          <table:table-cell office:value-type="float" office:value="27" calcext:value-type="float">
            <text:p>27</text:p>
          </table:table-cell>
          <table:table-cell office:value-type="float" office:value="197458796" calcext:value-type="float">
            <text:p>197458796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7.411" calcext:value-type="float">
            <text:p>7,4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8.out:</text:p>
          </table:table-cell>
          <table:table-cell office:value-type="float" office:value="28" calcext:value-type="float">
            <text:p>28</text:p>
          </table:table-cell>
          <table:table-cell office:value-type="float" office:value="152807721" calcext:value-type="float">
            <text:p>15280772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5.61" calcext:value-type="float">
            <text:p>5,6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29.out:</text:p>
          </table:table-cell>
          <table:table-cell office:value-type="float" office:value="29" calcext:value-type="float">
            <text:p>29</text:p>
          </table:table-cell>
          <table:table-cell office:value-type="float" office:value="68516311" calcext:value-type="float">
            <text:p>68516311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446" calcext:value-type="float">
            <text:p>3,4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0.out:</text:p>
          </table:table-cell>
          <table:table-cell office:value-type="float" office:value="30" calcext:value-type="float">
            <text:p>30</text:p>
          </table:table-cell>
          <table:table-cell office:value-type="float" office:value="131349097" calcext:value-type="float">
            <text:p>131349097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5.231" calcext:value-type="float">
            <text:p>5,23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1.out:</text:p>
          </table:table-cell>
          <table:table-cell office:value-type="float" office:value="31" calcext:value-type="float">
            <text:p>31</text:p>
          </table:table-cell>
          <table:table-cell office:value-type="float" office:value="166372670" calcext:value-type="float">
            <text:p>166372670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6.541" calcext:value-type="float">
            <text:p>6,54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./javaperf_32.out:</text:p>
          </table:table-cell>
          <table:table-cell office:value-type="float" office:value="32" calcext:value-type="float">
            <text:p>32</text:p>
          </table:table-cell>
          <table:table-cell office:value-type="float" office:value="64993544" calcext:value-type="float">
            <text:p>64993544</text:p>
          </table:table-cell>
          <table:table-cell office:value-type="string" calcext:value-type="string">
            <text:p>cache-misses</text:p>
          </table:table-cell>
          <table:table-cell office:value-type="string" calcext:value-type="string">
            <text:p>#</text:p>
          </table:table-cell>
          <table:table-cell office:value-type="float" office:value="3.305" calcext:value-type="float">
            <text:p>3,30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ref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30.666667" calcext:value-type="float">
            <text:p>16130,666667</text:p>
          </table:table-cell>
          <table:table-cell office:value-type="string" calcext:value-type="string">
            <text:p>0.9089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947" calcext:value-type="float">
            <text:p>0,000947</text:p>
          </table:table-cell>
          <table:table-cell office:value-type="float" office:value="0.52374" calcext:value-type="float">
            <text:p>0,52374</text:p>
          </table:table-cell>
          <table:table-cell table:formula="of:=[.$G$35]/[.G3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20.666667" calcext:value-type="float">
            <text:p>13820,666667</text:p>
          </table:table-cell>
          <table:table-cell office:value-type="string" calcext:value-type="string">
            <text:p>1.060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76433" calcext:value-type="float">
            <text:p>0,276433</text:p>
          </table:table-cell>
          <table:table-cell table:formula="of:=[.F38]*[.$G$70]" office:value-type="float" office:value="0.829299" calcext:value-type="float">
            <text:p>0,829299</text:p>
          </table:table-cell>
          <table:table-cell table:formula="of:=[.$G$35]/[.G38]" office:value-type="float" office:value="0.602918850740203" calcext:value-type="float">
            <text:p>0,60291885074020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90.333333" calcext:value-type="float">
            <text:p>15690,333333</text:p>
          </table:table-cell>
          <table:table-cell office:value-type="string" calcext:value-type="string">
            <text:p>0.9344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3487" calcext:value-type="float">
            <text:p>0,423487</text:p>
          </table:table-cell>
          <table:table-cell table:formula="of:=[.F39]*[.$G$71]" office:value-type="string" office:string-value="" calcext:value-type="error">
            <text:p>#VALUE!</text:p>
          </table:table-cell>
          <table:table-cell table:formula="of:=[.$G$35]/[.G3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52.333333" calcext:value-type="float">
            <text:p>15952,333333</text:p>
          </table:table-cell>
          <table:table-cell office:value-type="string" calcext:value-type="string">
            <text:p>0.9191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7134" calcext:value-type="float">
            <text:p>0,467134</text:p>
          </table:table-cell>
          <table:table-cell table:formula="of:=[.F40]*[.$G$71]" office:value-type="string" office:string-value="" calcext:value-type="error">
            <text:p>#VALUE!</text:p>
          </table:table-cell>
          <table:table-cell table:formula="of:=[.$G$35]/[.G4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71.333333" calcext:value-type="float">
            <text:p>16171,333333</text:p>
          </table:table-cell>
          <table:table-cell office:value-type="string" calcext:value-type="string">
            <text:p>0.9066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42491" calcext:value-type="float">
            <text:p>0,442491</text:p>
          </table:table-cell>
          <table:table-cell table:formula="of:=[.F41]*[.$G$71]" office:value-type="string" office:string-value="" calcext:value-type="error">
            <text:p>#VALUE!</text:p>
          </table:table-cell>
          <table:table-cell table:formula="of:=[.$G$35]/[.G4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94.666667" calcext:value-type="float">
            <text:p>14994,666667</text:p>
          </table:table-cell>
          <table:table-cell office:value-type="string" calcext:value-type="string">
            <text:p>0.9778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1161" calcext:value-type="float">
            <text:p>0,951161</text:p>
          </table:table-cell>
          <table:table-cell table:formula="of:=[.F42]*[.$G$71]" office:value-type="string" office:string-value="" calcext:value-type="error">
            <text:p>#VALUE!</text:p>
          </table:table-cell>
          <table:table-cell table:formula="of:=[.$G$35]/[.G4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27.333333" calcext:value-type="float">
            <text:p>15227,333333</text:p>
          </table:table-cell>
          <table:table-cell office:value-type="string" calcext:value-type="string">
            <text:p>0.9628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83203" calcext:value-type="float">
            <text:p>0,883203</text:p>
          </table:table-cell>
          <table:table-cell table:formula="of:=[.F43]*[.$G$71]" office:value-type="string" office:string-value="" calcext:value-type="error">
            <text:p>#VALUE!</text:p>
          </table:table-cell>
          <table:table-cell table:formula="of:=[.$G$35]/[.G4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77.666667" calcext:value-type="float">
            <text:p>15777,666667</text:p>
          </table:table-cell>
          <table:table-cell office:value-type="string" calcext:value-type="string">
            <text:p>0.9292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80547" calcext:value-type="float">
            <text:p>0,580547</text:p>
          </table:table-cell>
          <table:table-cell table:formula="of:=[.F44]*[.$G$71]" office:value-type="string" office:string-value="" calcext:value-type="error">
            <text:p>#VALUE!</text:p>
          </table:table-cell>
          <table:table-cell table:formula="of:=[.$G$35]/[.G4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45.333333" calcext:value-type="float">
            <text:p>16345,333333</text:p>
          </table:table-cell>
          <table:table-cell office:value-type="string" calcext:value-type="string">
            <text:p>0.8970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30423" calcext:value-type="float">
            <text:p>0,630423</text:p>
          </table:table-cell>
          <table:table-cell table:formula="of:=[.F45]*[.$G$71]" office:value-type="string" office:string-value="" calcext:value-type="error">
            <text:p>#VALUE!</text:p>
          </table:table-cell>
          <table:table-cell table:formula="of:=[.$G$35]/[.G4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99.666667" calcext:value-type="float">
            <text:p>15799,666667</text:p>
          </table:table-cell>
          <table:table-cell office:value-type="string" calcext:value-type="string">
            <text:p>0.9279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92041" calcext:value-type="float">
            <text:p>0,592041</text:p>
          </table:table-cell>
          <table:table-cell table:formula="of:=[.F46]*[.$G$71]" office:value-type="string" office:string-value="" calcext:value-type="error">
            <text:p>#VALUE!</text:p>
          </table:table-cell>
          <table:table-cell table:formula="of:=[.$G$35]/[.G46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19" calcext:value-type="float">
            <text:p>16219</text:p>
          </table:table-cell>
          <table:table-cell office:value-type="string" calcext:value-type="string">
            <text:p>0.9040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4162" calcext:value-type="float">
            <text:p>1,4162</text:p>
          </table:table-cell>
          <table:table-cell table:formula="of:=[.F47]*[.$G$71]" office:value-type="string" office:string-value="" calcext:value-type="error">
            <text:p>#VALUE!</text:p>
          </table:table-cell>
          <table:table-cell table:formula="of:=[.$G$35]/[.G4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31.333333" calcext:value-type="float">
            <text:p>16331,333333</text:p>
          </table:table-cell>
          <table:table-cell office:value-type="string" calcext:value-type="string">
            <text:p>0.8977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2396" calcext:value-type="float">
            <text:p>1,12396</text:p>
          </table:table-cell>
          <table:table-cell table:formula="of:=[.F48]*[.$G$71]" office:value-type="string" office:string-value="" calcext:value-type="error">
            <text:p>#VALUE!</text:p>
          </table:table-cell>
          <table:table-cell table:formula="of:=[.$G$35]/[.G4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84" calcext:value-type="float">
            <text:p>16684</text:p>
          </table:table-cell>
          <table:table-cell office:value-type="string" calcext:value-type="string">
            <text:p>0.8788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0309" calcext:value-type="float">
            <text:p>1,0309</text:p>
          </table:table-cell>
          <table:table-cell table:formula="of:=[.F49]*[.$G$71]" office:value-type="string" office:string-value="" calcext:value-type="error">
            <text:p>#VALUE!</text:p>
          </table:table-cell>
          <table:table-cell table:formula="of:=[.$G$35]/[.G4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01" calcext:value-type="float">
            <text:p>16401</text:p>
          </table:table-cell>
          <table:table-cell office:value-type="string" calcext:value-type="string">
            <text:p>0.89397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8413" calcext:value-type="float">
            <text:p>1,08413</text:p>
          </table:table-cell>
          <table:table-cell table:formula="of:=[.F50]*[.$G$71]" office:value-type="string" office:string-value="" calcext:value-type="error">
            <text:p>#VALUE!</text:p>
          </table:table-cell>
          <table:table-cell table:formula="of:=[.$G$35]/[.G5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05.333333" calcext:value-type="float">
            <text:p>16605,333333</text:p>
          </table:table-cell>
          <table:table-cell office:value-type="string" calcext:value-type="string">
            <text:p>0.8829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87274" calcext:value-type="float">
            <text:p>0,987274</text:p>
          </table:table-cell>
          <table:table-cell table:formula="of:=[.F51]*[.$G$71]" office:value-type="string" office:string-value="" calcext:value-type="error">
            <text:p>#VALUE!</text:p>
          </table:table-cell>
          <table:table-cell table:formula="of:=[.$G$35]/[.G5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482.666667" calcext:value-type="float">
            <text:p>16482,666667</text:p>
          </table:table-cell>
          <table:table-cell office:value-type="string" calcext:value-type="string">
            <text:p>0.8895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10551" calcext:value-type="float">
            <text:p>1,10551</text:p>
          </table:table-cell>
          <table:table-cell table:formula="of:=[.F52]*[.$G$71]" office:value-type="float" office:value="1.216061" calcext:value-type="float">
            <text:p>1,216061</text:p>
          </table:table-cell>
          <table:table-cell table:formula="of:=[.$G$35]/[.G52]" office:value-type="float" office:value="0.41116358472149" calcext:value-type="float">
            <text:p>0,4111635847214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92.666667" calcext:value-type="float">
            <text:p>16792,666667</text:p>
          </table:table-cell>
          <table:table-cell office:value-type="string" calcext:value-type="string">
            <text:p>0.8731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38208" calcext:value-type="float">
            <text:p>1,38208</text:p>
          </table:table-cell>
          <table:table-cell table:formula="of:=[.F53]*[.$G$71]" office:value-type="float" office:value="1.520288" calcext:value-type="float">
            <text:p>1,520288</text:p>
          </table:table-cell>
          <table:table-cell table:formula="of:=[.$G$35]/[.G53]" office:value-type="float" office:value="0.328885053358311" calcext:value-type="float">
            <text:p>0,3288850533583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893" calcext:value-type="float">
            <text:p>16893</text:p>
          </table:table-cell>
          <table:table-cell office:value-type="string" calcext:value-type="string">
            <text:p>0.867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8123" calcext:value-type="float">
            <text:p>1,48123</text:p>
          </table:table-cell>
          <table:table-cell table:formula="of:=[.F54]*[.$F$71]" office:value-type="float" office:value="11.84984" calcext:value-type="float">
            <text:p>11,84984</text:p>
          </table:table-cell>
          <table:table-cell table:formula="of:=[.$G$35]/[.G54]" office:value-type="float" office:value="0.0421946625439668" calcext:value-type="float">
            <text:p>0,0421946625439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00.666667" calcext:value-type="float">
            <text:p>16900,666667</text:p>
          </table:table-cell>
          <table:table-cell office:value-type="string" calcext:value-type="string">
            <text:p>0.8675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415" calcext:value-type="float">
            <text:p>1,2415</text:p>
          </table:table-cell>
          <table:table-cell table:formula="of:=[.F55]*[.$F$71]" office:value-type="float" office:value="9.932" calcext:value-type="float">
            <text:p>9,932</text:p>
          </table:table-cell>
          <table:table-cell table:formula="of:=[.$G$35]/[.G55]" office:value-type="float" office:value="0.0503423278292388" calcext:value-type="float">
            <text:p>0,0503423278292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70.666667" calcext:value-type="float">
            <text:p>16370,666667</text:p>
          </table:table-cell>
          <table:table-cell office:value-type="string" calcext:value-type="string">
            <text:p>0.8956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1208" calcext:value-type="float">
            <text:p>1,41208</text:p>
          </table:table-cell>
          <table:table-cell table:formula="of:=[.F56]*[.$F$71]" office:value-type="float" office:value="11.29664" calcext:value-type="float">
            <text:p>11,29664</text:p>
          </table:table-cell>
          <table:table-cell table:formula="of:=[.$G$35]/[.G56]" office:value-type="float" office:value="0.0442609483881933" calcext:value-type="float">
            <text:p>0,04426094838819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07.666667" calcext:value-type="float">
            <text:p>17107,666667</text:p>
          </table:table-cell>
          <table:table-cell office:value-type="string" calcext:value-type="string">
            <text:p>0.8570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8967" calcext:value-type="float">
            <text:p>1,68967</text:p>
          </table:table-cell>
          <table:table-cell table:formula="of:=[.F57]*[.$F$71]" office:value-type="float" office:value="13.51736" calcext:value-type="float">
            <text:p>13,51736</text:p>
          </table:table-cell>
          <table:table-cell table:formula="of:=[.$G$35]/[.G57]" office:value-type="float" office:value="0.0369894713168844" calcext:value-type="float">
            <text:p>0,03698947131688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203.333333" calcext:value-type="float">
            <text:p>17203,333333</text:p>
          </table:table-cell>
          <table:table-cell office:value-type="string" calcext:value-type="string">
            <text:p>0.8522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25437" calcext:value-type="float">
            <text:p>1,25437</text:p>
          </table:table-cell>
          <table:table-cell table:formula="of:=[.F58]*[.$F$71]" office:value-type="float" office:value="10.03496" calcext:value-type="float">
            <text:p>10,03496</text:p>
          </table:table-cell>
          <table:table-cell table:formula="of:=[.$G$35]/[.G58]" office:value-type="float" office:value="0.0498258089718345" calcext:value-type="float">
            <text:p>0,0498258089718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077" calcext:value-type="float">
            <text:p>17077</text:p>
          </table:table-cell>
          <table:table-cell office:value-type="string" calcext:value-type="string">
            <text:p>0.85858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5784" calcext:value-type="float">
            <text:p>1,5784</text:p>
          </table:table-cell>
          <table:table-cell table:formula="of:=[.F59]*[.$F$71]" office:value-type="float" office:value="12.6272" calcext:value-type="float">
            <text:p>12,6272</text:p>
          </table:table-cell>
          <table:table-cell table:formula="of:=[.$G$35]/[.G59]" office:value-type="float" office:value="0.0395970603142423" calcext:value-type="float">
            <text:p>0,0395970603142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939.333333" calcext:value-type="float">
            <text:p>16939,333333</text:p>
          </table:table-cell>
          <table:table-cell office:value-type="string" calcext:value-type="string">
            <text:p>0.8655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38533" calcext:value-type="float">
            <text:p>1,38533</text:p>
          </table:table-cell>
          <table:table-cell table:formula="of:=[.F60]*[.$F$71]" office:value-type="float" office:value="11.08264" calcext:value-type="float">
            <text:p>11,08264</text:p>
          </table:table-cell>
          <table:table-cell table:formula="of:=[.$G$35]/[.G60]" office:value-type="float" office:value="0.0451156042242643" calcext:value-type="float">
            <text:p>0,04511560422426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442" calcext:value-type="float">
            <text:p>17442</text:p>
          </table:table-cell>
          <table:table-cell office:value-type="string" calcext:value-type="string">
            <text:p>0.8406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7407" calcext:value-type="float">
            <text:p>1,97407</text:p>
          </table:table-cell>
          <table:table-cell table:formula="of:=[.F61]*[.$F$71]" office:value-type="float" office:value="15.79256" calcext:value-type="float">
            <text:p>15,79256</text:p>
          </table:table-cell>
          <table:table-cell table:formula="of:=[.$G$35]/[.G61]" office:value-type="float" office:value="0.0316604780985477" calcext:value-type="float">
            <text:p>0,03166047809854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148" calcext:value-type="float">
            <text:p>17148</text:p>
          </table:table-cell>
          <table:table-cell office:value-type="string" calcext:value-type="string">
            <text:p>0.855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69083" calcext:value-type="float">
            <text:p>1,69083</text:p>
          </table:table-cell>
          <table:table-cell table:formula="of:=[.F62]*[.$F$71]" office:value-type="float" office:value="13.52664" calcext:value-type="float">
            <text:p>13,52664</text:p>
          </table:table-cell>
          <table:table-cell table:formula="of:=[.$G$35]/[.G62]" office:value-type="float" office:value="0.036964094557111" calcext:value-type="float">
            <text:p>0,03696409455711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071.666667" calcext:value-type="float">
            <text:p>17071,666667</text:p>
          </table:table-cell>
          <table:table-cell office:value-type="string" calcext:value-type="string">
            <text:p>0.85885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47698" calcext:value-type="float">
            <text:p>1,47698</text:p>
          </table:table-cell>
          <table:table-cell table:formula="of:=[.F63]*[.$F$71]" office:value-type="float" office:value="11.81584" calcext:value-type="float">
            <text:p>11,81584</text:p>
          </table:table-cell>
          <table:table-cell table:formula="of:=[.$G$35]/[.G63]" office:value-type="float" office:value="0.0423160774011835" calcext:value-type="float">
            <text:p>0,04231607740118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430" calcext:value-type="float">
            <text:p>17430</text:p>
          </table:table-cell>
          <table:table-cell office:value-type="string" calcext:value-type="string">
            <text:p>0.84119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14433" calcext:value-type="float">
            <text:p>2,14433</text:p>
          </table:table-cell>
          <table:table-cell table:formula="of:=[.F64]*[.$F$71]" office:value-type="float" office:value="17.15464" calcext:value-type="float">
            <text:p>17,15464</text:p>
          </table:table-cell>
          <table:table-cell table:formula="of:=[.$G$35]/[.G64]" office:value-type="float" office:value="0.0291466332141042" calcext:value-type="float">
            <text:p>0,02914663321410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391.333333" calcext:value-type="float">
            <text:p>17391,333333</text:p>
          </table:table-cell>
          <table:table-cell office:value-type="string" calcext:value-type="string">
            <text:p>0.8430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88998" calcext:value-type="float">
            <text:p>1,88998</text:p>
          </table:table-cell>
          <table:table-cell table:formula="of:=[.F65]*[.$F$71]" office:value-type="float" office:value="15.11984" calcext:value-type="float">
            <text:p>15,11984</text:p>
          </table:table-cell>
          <table:table-cell table:formula="of:=[.$G$35]/[.G65]" office:value-type="float" office:value="0.0330691330066985" calcext:value-type="float">
            <text:p>0,0330691330066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712" calcext:value-type="float">
            <text:p>17712</text:p>
          </table:table-cell>
          <table:table-cell office:value-type="string" calcext:value-type="string">
            <text:p>0.8278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5737" calcext:value-type="float">
            <text:p>1,75737</text:p>
          </table:table-cell>
          <table:table-cell table:formula="of:=[.F66]*[.$F$71]" office:value-type="float" office:value="14.05896" calcext:value-type="float">
            <text:p>14,05896</text:p>
          </table:table-cell>
          <table:table-cell table:formula="of:=[.$G$35]/[.G66]" office:value-type="float" office:value="0.0355645083277853" calcext:value-type="float">
            <text:p>0,0355645083277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44" calcext:value-type="float">
            <text:p>17644</text:p>
          </table:table-cell>
          <table:table-cell office:value-type="string" calcext:value-type="string">
            <text:p>0.83099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04218" calcext:value-type="float">
            <text:p>2,04218</text:p>
          </table:table-cell>
          <table:table-cell table:formula="of:=[.F67]*[.$F$71]" office:value-type="float" office:value="16.33744" calcext:value-type="float">
            <text:p>16,33744</text:p>
          </table:table-cell>
          <table:table-cell table:formula="of:=[.$G$35]/[.G67]" office:value-type="float" office:value="0.0306045500396635" calcext:value-type="float">
            <text:p>0,03060455003966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892.333333" calcext:value-type="float">
            <text:p>17892,333333</text:p>
          </table:table-cell>
          <table:table-cell office:value-type="string" calcext:value-type="string">
            <text:p>0.8194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03019" calcext:value-type="float">
            <text:p>2,03019</text:p>
          </table:table-cell>
          <table:table-cell table:formula="of:=[.F68]*[.$F$71]" office:value-type="float" office:value="16.24152" calcext:value-type="float">
            <text:p>16,24152</text:p>
          </table:table-cell>
          <table:table-cell table:formula="of:=[.$G$35]/[.G68]" office:value-type="float" office:value="0.0307852959575212" calcext:value-type="float">
            <text:p>0,03078529595752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68" calcext:value-type="float">
            <text:p>54068</text:p>
          </table:table-cell>
          <table:table-cell office:value-type="string" calcext:value-type="string">
            <text:p>40.60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14" calcext:value-type="float">
            <text:p>55114</text:p>
          </table:table-cell>
          <table:table-cell office:value-type="string" calcext:value-type="string">
            <text:p>38.35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767" calcext:value-type="float">
            <text:p>60767</text:p>
          </table:table-cell>
          <table:table-cell office:value-type="string" calcext:value-type="string">
            <text:p>34.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198" calcext:value-type="float">
            <text:p>59198</text:p>
          </table:table-cell>
          <table:table-cell office:value-type="string" calcext:value-type="string">
            <text:p>31.64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315" calcext:value-type="float">
            <text:p>62315</text:p>
          </table:table-cell>
          <table:table-cell office:value-type="string" calcext:value-type="string">
            <text:p>27.40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596" calcext:value-type="float">
            <text:p>67596</text:p>
          </table:table-cell>
          <table:table-cell office:value-type="string" calcext:value-type="string">
            <text:p>31.03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687" calcext:value-type="float">
            <text:p>71687</text:p>
          </table:table-cell>
          <table:table-cell office:value-type="string" calcext:value-type="string">
            <text:p>29.7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273" calcext:value-type="float">
            <text:p>65273</text:p>
          </table:table-cell>
          <table:table-cell office:value-type="string" calcext:value-type="string">
            <text:p>27.08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806" calcext:value-type="float">
            <text:p>69806</text:p>
          </table:table-cell>
          <table:table-cell office:value-type="string" calcext:value-type="string">
            <text:p>26.0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714" calcext:value-type="float">
            <text:p>68714</text:p>
          </table:table-cell>
          <table:table-cell office:value-type="string" calcext:value-type="string">
            <text:p>25.02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117" calcext:value-type="float">
            <text:p>75117</text:p>
          </table:table-cell>
          <table:table-cell office:value-type="string" calcext:value-type="string">
            <text:p>26.5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023" calcext:value-type="float">
            <text:p>69023</text:p>
          </table:table-cell>
          <table:table-cell office:value-type="string" calcext:value-type="string">
            <text:p>27.64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919" calcext:value-type="float">
            <text:p>67919</text:p>
          </table:table-cell>
          <table:table-cell office:value-type="string" calcext:value-type="string">
            <text:p>26.94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610" calcext:value-type="float">
            <text:p>94610</text:p>
          </table:table-cell>
          <table:table-cell office:value-type="string" calcext:value-type="string">
            <text:p>28.8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854" calcext:value-type="float">
            <text:p>83854</text:p>
          </table:table-cell>
          <table:table-cell office:value-type="string" calcext:value-type="string">
            <text:p>26.94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206" calcext:value-type="float">
            <text:p>75206</text:p>
          </table:table-cell>
          <table:table-cell office:value-type="string" calcext:value-type="string">
            <text:p>22.34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716" calcext:value-type="float">
            <text:p>72716</text:p>
          </table:table-cell>
          <table:table-cell office:value-type="string" calcext:value-type="string">
            <text:p>25.19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344" calcext:value-type="float">
            <text:p>74344</text:p>
          </table:table-cell>
          <table:table-cell office:value-type="string" calcext:value-type="string">
            <text:p>22.7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247" calcext:value-type="float">
            <text:p>83247</text:p>
          </table:table-cell>
          <table:table-cell office:value-type="string" calcext:value-type="string">
            <text:p>25.70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19" calcext:value-type="float">
            <text:p>75519</text:p>
          </table:table-cell>
          <table:table-cell office:value-type="string" calcext:value-type="string">
            <text:p>26.82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493" calcext:value-type="float">
            <text:p>88493</text:p>
          </table:table-cell>
          <table:table-cell office:value-type="string" calcext:value-type="string">
            <text:p>22.27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037" calcext:value-type="float">
            <text:p>94037</text:p>
          </table:table-cell>
          <table:table-cell office:value-type="string" calcext:value-type="string">
            <text:p>26.11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801" calcext:value-type="float">
            <text:p>82801</text:p>
          </table:table-cell>
          <table:table-cell office:value-type="string" calcext:value-type="string">
            <text:p>24.11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638" calcext:value-type="float">
            <text:p>81638</text:p>
          </table:table-cell>
          <table:table-cell office:value-type="string" calcext:value-type="string">
            <text:p>24.65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650" calcext:value-type="float">
            <text:p>86650</text:p>
          </table:table-cell>
          <table:table-cell office:value-type="string" calcext:value-type="string">
            <text:p>21.89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533" calcext:value-type="float">
            <text:p>105533</text:p>
          </table:table-cell>
          <table:table-cell office:value-type="string" calcext:value-type="string">
            <text:p>21.62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548" calcext:value-type="float">
            <text:p>83548</text:p>
          </table:table-cell>
          <table:table-cell office:value-type="string" calcext:value-type="string">
            <text:p>23.26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25.26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649" calcext:value-type="float">
            <text:p>84649</text:p>
          </table:table-cell>
          <table:table-cell office:value-type="string" calcext:value-type="string">
            <text:p>24.13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64" calcext:value-type="float">
            <text:p>95864</text:p>
          </table:table-cell>
          <table:table-cell office:value-type="string" calcext:value-type="string">
            <text:p>24.739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218" calcext:value-type="float">
            <text:p>93218</text:p>
          </table:table-cell>
          <table:table-cell office:value-type="string" calcext:value-type="string">
            <text:p>21.31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477" calcext:value-type="float">
            <text:p>94477</text:p>
          </table:table-cell>
          <table:table-cell office:value-type="string" calcext:value-type="string">
            <text:p>22.264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-00-0000</text:date>, <text:time style:data-style-name="N2" text:time-value="18:58:33.139056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22:24.683047221</meta:creation-date>
    <meta:generator>LibreOffice/6.0.7.3$Linux_X86_64 LibreOffice_project/00m0$Build-3</meta:generator>
    <dc:date>2019-06-11T00:03:11.080007574</dc:date>
    <meta:editing-duration>PT3H53M24S</meta:editing-duration>
    <meta:editing-cycles>3</meta:editing-cycles>
    <meta:document-statistic meta:table-count="1" meta:cell-count="6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5cm" svg:height="11.794cm" xlink:href=".." xlink:type="simple" chart:class="chart:bar" chart:style-name="ch1">
        <chart:title svg:x="5.591cm" svg:y="0.371cm" chart:style-name="ch2">
          <text:p>Número de cache misses do heapsort (Java)</text:p>
        </chart:title>
        <chart:plot-area chart:style-name="ch3" table:cell-range-address="Sheet1.C1:Sheet1.C33" chart:data-source-has-labels="row" svg:x="1.416cm" svg:y="1.385cm" svg:width="18.444cm" svg:height="9.193cm">
          <chartooo:coordinate-region svg:x="3.334cm" svg:y="1.585cm" svg:width="16.526cm" svg:height="8.346cm"/>
          <chart:axis chart:dimension="x" chart:name="primary-x" chart:style-name="ch4">
            <chart:title svg:x="9.985cm" svg:y="10.813cm" chart:style-name="ch5">
              <text:p>Threads</text:p>
            </chart:title>
            <chart:grid chart:style-name="ch6" chart:class="major"/>
          </chart:axis>
          <chart:axis chart:dimension="y" chart:name="primary-y" chart:style-name="ch7">
            <chart:title svg:x="0.451cm" svg:y="7.017cm" chart:style-name="ch8">
              <text:p>cache misses</text:p>
            </chart:title>
            <chart:grid chart:style-name="ch6" chart:class="major"/>
          </chart:axis>
          <chart:series chart:style-name="ch9" chart:values-cell-range-address="Sheet1.C2:Sheet1.C33" chart:label-cell-address="Sheet1.C1:Sheet1.C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miss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345732">
                <text:p>69345732</text:p>
                <draw:g>
                  <svg:desc>Sheet1.C2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557435">
                <text:p>61557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342928">
                <text:p>114342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223541">
                <text:p>63223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299691">
                <text:p>6129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683492">
                <text:p>67683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791539">
                <text:p>70791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134869">
                <text:p>7413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171198">
                <text:p>71171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688240">
                <text:p>83688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16111">
                <text:p>72016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5136">
                <text:p>91985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810100">
                <text:p>75810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63670">
                <text:p>803636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158676">
                <text:p>62158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898285">
                <text:p>60898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479361">
                <text:p>64479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202556">
                <text:p>62202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054157">
                <text:p>61054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209546">
                <text:p>65209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795035">
                <text:p>66795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964506">
                <text:p>66964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590101">
                <text:p>66590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513007">
                <text:p>6751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098860">
                <text:p>2270988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471673">
                <text:p>157471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458796">
                <text:p>197458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807721">
                <text:p>152807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16311">
                <text:p>68516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349097">
                <text:p>131349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372670">
                <text:p>1663726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993544">
                <text:p>64993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61cm" svg:height="12.306cm" xlink:href=".." xlink:type="simple" chart:class="chart:scatter" chart:style-name="ch1">
        <chart:legend chart:legend-position="end" svg:x="19.009cm" svg:y="5.854cm" style:legend-expansion="high" chart:style-name="ch2"/>
        <chart:plot-area chart:style-name="ch3" table:cell-range-address="Sheet1.A37:Sheet1.B68" svg:x="0.437cm" svg:y="0.246cm" svg:width="18.135cm" svg:height="11.814cm">
          <chartooo:coordinate-region svg:x="1.614cm" svg:y="0.445cm" svg:width="16.771cm" svg:height="10.9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7:Sheet1.B68" chart:class="chart:scatter">
            <chart:domain table:cell-range-address="Sheet1.A37:Sheet1.A68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7:Sheet1.A68</svg:desc>
                </draw:g>
              </table:table-cell>
              <table:table-cell office:value-type="float" office:value="NaN">
                <text:p>NaN</text:p>
                <draw:g>
                  <svg:desc>Sheet1.B37:Sheet1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19">
                <text:p>1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684">
                <text:p>16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401">
                <text:p>16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077">
                <text:p>17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442">
                <text:p>17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148">
                <text:p>17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430">
                <text:p>174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712">
                <text:p>17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644">
                <text:p>17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37cm" svg:height="12.339cm" xlink:href=".." xlink:type="simple" chart:class="chart:scatter" chart:style-name="ch1">
        <chart:legend chart:legend-position="end" svg:x="19.058cm" svg:y="5.87cm" style:legend-expansion="high" chart:style-name="ch2"/>
        <chart:plot-area chart:style-name="ch3" table:cell-range-address="Sheet1.E37:Sheet1.E68 Sheet1.G37:Sheet1.G68" svg:x="0.438cm" svg:y="0.246cm" svg:width="18.182cm" svg:height="11.847cm">
          <chartooo:coordinate-region svg:x="0.874cm" svg:y="0.445cm" svg:width="17.374cm" svg:height="11.0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7:Sheet1.G68" chart:class="chart:scatter">
            <chart:domain table:cell-range-address="Sheet1.E37:Sheet1.E68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7:Sheet1.E68</svg:desc>
                </draw:g>
              </table:table-cell>
              <table:table-cell office:value-type="float" office:value="0.52374">
                <text:p>0.52374</text:p>
                <draw:g>
                  <svg:desc>Sheet1.G37:Sheet1.G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9299">
                <text:p>0.829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216061">
                <text:p>1.216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20288">
                <text:p>1.520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84984">
                <text:p>11.84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932">
                <text:p>9.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9664">
                <text:p>11.29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51736">
                <text:p>13.51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03496">
                <text:p>10.03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6272">
                <text:p>12.6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08264">
                <text:p>11.08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79256">
                <text:p>15.79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52664">
                <text:p>13.52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81584">
                <text:p>11.81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.15464">
                <text:p>17.15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11984">
                <text:p>15.11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05896">
                <text:p>14.05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33744">
                <text:p>16.33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24152">
                <text:p>16.24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96cm" svg:height="10.573cm" xlink:href=".." xlink:type="simple" chart:class="chart:scatter" chart:style-name="ch1">
        <chart:legend chart:legend-position="end" svg:x="17.744cm" svg:y="4.987cm" style:legend-expansion="high" chart:style-name="ch2"/>
        <chart:plot-area chart:style-name="ch3" table:cell-range-address="Sheet1.E37:Sheet1.E68 Sheet1.H37:Sheet1.H68" svg:x="0.411cm" svg:y="0.211cm" svg:width="16.922cm" svg:height="10.151cm">
          <chartooo:coordinate-region svg:x="1.138cm" svg:y="0.41cm" svg:width="16.008cm" svg:height="9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7:Sheet1.H68" chart:class="chart:scatter">
            <chart:domain table:cell-range-address="Sheet1.E37:Sheet1.E68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7:Sheet1.E68</svg:desc>
                </draw:g>
              </table:table-cell>
              <table:table-cell office:value-type="float" office:value="NaN">
                <text:p>NaN</text:p>
                <draw:g>
                  <svg:desc>Sheet1.H37:Sheet1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2918850740203">
                <text:p>0.602918850740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1116358472149">
                <text:p>0.4111635847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28885053358311">
                <text:p>0.328885053358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21946625439668">
                <text:p>0.0421946625439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503423278292388">
                <text:p>0.0503423278292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442609483881933">
                <text:p>0.0442609483881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369894713168844">
                <text:p>0.0369894713168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498258089718345">
                <text:p>0.0498258089718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395970603142423">
                <text:p>0.0395970603142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451156042242643">
                <text:p>0.0451156042242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316604780985477">
                <text:p>0.0316604780985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36964094557111">
                <text:p>0.036964094557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423160774011835">
                <text:p>0.0423160774011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291466332141042">
                <text:p>0.029146633214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330691330066985">
                <text:p>0.0330691330066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355645083277853">
                <text:p>0.0355645083277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06045500396635">
                <text:p>0.0306045500396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307852959575212">
                <text:p>0.03078529595752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